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monospace" svg:font-family="monospace, 'Droid Sans Mono', monospace, monospace, 'Droid Sans Fallback'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officeooo:rsid="0018cc66" officeooo:paragraph-rsid="0018cc66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196623" officeooo:paragraph-rsid="00196623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96623" officeooo:paragraph-rsid="001a0c70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1a0c70" officeooo:paragraph-rsid="001a0c70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b2e36" officeooo:paragraph-rsid="001b2e36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1a0c70" officeooo:paragraph-rsid="001a0c70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0c70" officeooo:paragraph-rsid="001a0c7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a0c70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0c70" officeooo:paragraph-rsid="001a0c70" style:font-weight-asian="bold" style:font-weight-complex="bold"/>
    </style:style>
    <style:style style:name="P10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7pt" fo:font-weight="bold" officeooo:rsid="001b2e36" officeooo:paragraph-rsid="001b2e36" style:font-size-asian="7pt" style:font-weight-asian="bold" style:font-size-complex="7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7pt" fo:font-weight="bold" officeooo:rsid="001b2e36" officeooo:paragraph-rsid="001b2e36" style:font-size-asian="7pt" style:font-weight-asian="bold" style:font-size-complex="7pt" style:font-weight-complex="bold"/>
    </style:style>
    <style:style style:name="P12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7pt" fo:font-weight="bold" officeooo:rsid="001a0c70" officeooo:paragraph-rsid="001a0c70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7pt" fo:font-weight="bold" officeooo:rsid="001a0c70" officeooo:paragraph-rsid="001a0c70" style:font-size-asian="7pt" style:font-weight-asian="bold" style:font-size-complex="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2e36" style:font-weight-asian="normal" style:font-weight-complex="normal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a0c70" style:font-size-asian="8.75pt" style:font-weight-asian="normal" style:font-size-complex="10pt" style:font-weight-complex="normal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8" style:family="text">
      <style:text-properties fo:color="#cc7832" loext:opacity="100%" style:font-name="JetBrains Mono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tyle="normal" fo:font-weight="normal" style:font-size-asian="10pt" style:font-style-asian="normal" style:font-weight-asian="normal"/>
    </style:style>
    <style:style style:name="T15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loext:opacity="100%" style:font-name="JetBrains Mono" fo:font-style="normal" fo:font-weight="normal" style:font-size-asian="10pt" style:font-style-asian="normal" style:font-weight-asian="normal"/>
    </style:style>
    <style:style style:name="T18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8759" loext:opacity="100%" style:font-name="JetBrains Mono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2" style:family="text">
      <style:text-properties fo:color="#6897bb" loext:opacity="100%" style:font-name="JetBrains Mono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3 Дорошенко М.С.</text:p>
      <text:p text:style-name="P2">Практическое занятие №3</text:p>
      <text:p text:style-name="P2">Тема: <text:span text:style-name="T1">составление программ ветвящейся структуры в IDE PyCharm Community.</text:span></text:p>
      <text:p text:style-name="P3">Цель: <text:span text:style-name="T1">закрепить усвоенные знания, понятия, алгоритмы, основные принципы составления программ, приобрести навыки составления программ циклической структуры в IDE PyCharm Community.</text:span></text:p>
      <text:p text:style-name="P4">Постановка задачи 1: </text:p>
      <text:p text:style-name="P8"><text:span text:style-name="T4">Разработать программу, где даны три целых числа и только два из них равны.</text:span></text:p>
      <text:p text:style-name="P9"><text:span text:style-name="T5">Тип алгоритма: </text:span><text:span text:style-name="T3">ветвящийся </text:span></text:p>
      <text:p text:style-name="P9"><text:span text:style-name="T5">Блок-схема алгоритма:</text:span></text:p>
      <text:p text:style-name="P9"><text:span text:style-name="T5">Текст программы:</text:span></text:p>
      <text:p text:style-name="P12"><text:span text:style-name="T9">while True</text:span><text:span text:style-name="T12">: </text:span><text:span text:style-name="T15">#даны три целых числа: a,b,c. Только два из них равны</text:span><text:line-break/><text:span text:style-name="T15"> <text:s/></text:span><text:span text:style-name="T9">try</text:span><text:span text:style-name="T12">: </text:span><text:span text:style-name="T15">#обработка исключений</text:span><text:line-break/><text:span text:style-name="T15"> <text:s text:c="3"/></text:span><text:span text:style-name="T12">a</text:span><text:span text:style-name="T9">,</text:span><text:span text:style-name="T12">b</text:span><text:span text:style-name="T9">,</text:span><text:span text:style-name="T12">c = </text:span><text:span text:style-name="T18">int</text:span><text:span text:style-name="T12">(</text:span><text:span text:style-name="T18">input</text:span><text:span text:style-name="T12">(</text:span><text:span text:style-name="T21">'Введите первое число: '</text:span><text:span text:style-name="T12">))</text:span><text:span text:style-name="T9">, </text:span><text:span text:style-name="T18">int</text:span><text:span text:style-name="T12">(</text:span><text:span text:style-name="T18">input</text:span><text:span text:style-name="T12">(</text:span><text:span text:style-name="T21">'Введите второе число: '</text:span><text:span text:style-name="T12">))</text:span><text:span text:style-name="T9">, </text:span><text:span text:style-name="T18">int</text:span><text:span text:style-name="T12">(</text:span><text:span text:style-name="T18">input</text:span><text:span text:style-name="T12">(</text:span><text:span text:style-name="T21">'Введите третье число: '</text:span><text:span text:style-name="T12">))</text:span><text:line-break/><text:line-break/><text:span text:style-name="T12"> <text:s text:c="3"/></text:span><text:span text:style-name="T9">if </text:span><text:span text:style-name="T12">(a==b </text:span><text:span text:style-name="T9">and </text:span><text:span text:style-name="T12">a!=c </text:span><text:span text:style-name="T9">and </text:span><text:span text:style-name="T12">b!=c)</text:span><text:span text:style-name="T9">or</text:span><text:span text:style-name="T12">(a==c </text:span><text:span text:style-name="T9">and </text:span><text:span text:style-name="T12">a!=b </text:span><text:span text:style-name="T9">and </text:span><text:span text:style-name="T12">b!=c)</text:span><text:span text:style-name="T9">or</text:span><text:span text:style-name="T12">(b==c </text:span><text:span text:style-name="T9">and </text:span><text:span text:style-name="T12">a!=b </text:span><text:span text:style-name="T9">and </text:span><text:span text:style-name="T12">a!=c): </text:span><text:span text:style-name="T15">#условие: равны только два числа</text:span><text:line-break/><text:span text:style-name="T15"> <text:s text:c="5"/></text:span><text:span text:style-name="T18">print</text:span><text:span text:style-name="T12">(</text:span><text:span text:style-name="T21">'Справедливо!'</text:span><text:span text:style-name="T12">)</text:span><text:line-break/><text:span text:style-name="T12"> <text:s text:c="5"/></text:span><text:span text:style-name="T9">break </text:span><text:span text:style-name="T15">#выход из цикла, если все значения ввели правильно и условие соблюдено</text:span><text:line-break/><text:span text:style-name="T15"> <text:s text:c="3"/></text:span><text:span text:style-name="T9">else</text:span><text:span text:style-name="T12">:</text:span><text:line-break/><text:span text:style-name="T12"> <text:s text:c="5"/></text:span><text:span text:style-name="T18">print</text:span><text:span text:style-name="T12">(</text:span><text:span text:style-name="T21">'Не верно!'</text:span><text:span text:style-name="T12">)</text:span><text:line-break/><text:line-break/><text:span text:style-name="T12"> <text:s/></text:span><text:span text:style-name="T9">except </text:span><text:span text:style-name="T18">ValueError</text:span><text:span text:style-name="T12">:</text:span><text:line-break/><text:span text:style-name="T12"> <text:s text:c="3"/></text:span><text:span text:style-name="T18">print</text:span><text:span text:style-name="T12">(</text:span><text:span text:style-name="T21">'Введите целые числа!'</text:span><text:span text:style-name="T12">)</text:span><text:line-break/><text:span text:style-name="T12"> <text:s text:c="3"/></text:span><text:span text:style-name="T9">continue </text:span><text:span text:style-name="T15">#переход в начало цикла для повторного ввода значений, если не правильный формат значений или не соблюдено условие</text:span></text:p>
      <text:p text:style-name="P13"/>
      <text:p text:style-name="P9"><text:span text:style-name="T5">Протокол программы: </text:span></text:p>
      <text:p text:style-name="P7"><text:span text:style-name="T5">Введите первое число: skjkdf</text:span></text:p>
      <text:p text:style-name="P7"><text:span text:style-name="T5">Введите целые числа!</text:span></text:p>
      <text:p text:style-name="P7"><text:span text:style-name="T5">Введите первое число: 3</text:span></text:p>
      <text:p text:style-name="P7"><text:span text:style-name="T5">Введите второе число: 3</text:span></text:p>
      <text:p text:style-name="P7"><text:span text:style-name="T5">Введите третье число: 3</text:span></text:p>
      <text:p text:style-name="P7"><text:span text:style-name="T5">Не верно!</text:span></text:p>
      <text:p text:style-name="P7"><text:span text:style-name="T5">Введите первое число: 2</text:span></text:p>
      <text:p text:style-name="P7"><text:span text:style-name="T5">Введите второе число: 3</text:span></text:p>
      <text:p text:style-name="P7"><text:span text:style-name="T5">Введите третье число: 3</text:span></text:p>
      <text:p text:style-name="P7"><text:span text:style-name="T5">Справедливо!</text:span></text:p>
      <text:p text:style-name="P7"><text:span text:style-name="T5"/></text:p>
      <text:p text:style-name="P7"><text:span text:style-name="T5">Process finished with exit code 0</text:span></text:p>
      <text:p text:style-name="P4"/>
      <text:p text:style-name="P4">Постановка задачи 2:</text:p>
      <text:p text:style-name="P6">Разработать программу: простейший калькулятор, умеющий выполнять 4 основные арифметические операции</text:p>
      <text:p text:style-name="P4">Тип алгоритма: <text:span text:style-name="T1">ветвящи</text:span><text:span text:style-name="T2">йся</text:span></text:p>
      <text:p text:style-name="P5">Блок-схема алгоритма:</text:p>
      <text:p text:style-name="P5">Текст программы:</text:p>
      <text:p text:style-name="P10"><text:span text:style-name="T18">print</text:span><text:span text:style-name="T12">(</text:span><text:span text:style-name="T21">'Ноль в качестве знака операции завершит работу программы'</text:span><text:span text:style-name="T12">) </text:span><text:span text:style-name="T15">#простейший калькулятор, выполняющий 4 основные арифметические операции</text:span><text:line-break/><text:span text:style-name="T9">while True</text:span><text:span text:style-name="T12">:</text:span><text:line-break/><text:span text:style-name="T12"> <text:s/>s = </text:span><text:span text:style-name="T18">input</text:span><text:span text:style-name="T12">(</text:span><text:span text:style-name="T21">'Знак (+,-,*,/): '</text:span><text:span text:style-name="T12">) </text:span><text:span text:style-name="T15">#ввод знака операции</text:span><text:line-break/><text:span text:style-name="T15"> <text:s/></text:span><text:span text:style-name="T9">if </text:span><text:span text:style-name="T12">s </text:span><text:span text:style-name="T9">in </text:span><text:span text:style-name="T12">(</text:span><text:span text:style-name="T21">'+'</text:span><text:span text:style-name="T9">, </text:span><text:span text:style-name="T21">'-'</text:span><text:span text:style-name="T9">, </text:span><text:span text:style-name="T21">'*'</text:span><text:span text:style-name="T9">, </text:span><text:span text:style-name="T21">'/'</text:span><text:span text:style-name="T12">):</text:span><text:line-break/><text:span text:style-name="T12"> <text:s text:c="3"/></text:span><text:span text:style-name="T9">if </text:span><text:span text:style-name="T12">s == </text:span><text:span text:style-name="T21">'0'</text:span><text:span text:style-name="T12">:</text:span><text:line-break/><text:span text:style-name="T12"> <text:s text:c="5"/></text:span><text:span text:style-name="T9">break</text:span><text:line-break/><text:span text:style-name="T9"> <text:s text:c="3"/></text:span><text:span text:style-name="T12">x = </text:span><text:span text:style-name="T18">float</text:span><text:span text:style-name="T12">(</text:span><text:span text:style-name="T18">input</text:span><text:span text:style-name="T12">(</text:span><text:span text:style-name="T21">'x='</text:span><text:span text:style-name="T12">))</text:span><text:span text:style-name="T15">#ввод вещественного x</text:span><text:line-break/><text:span text:style-name="T15"> <text:s text:c="3"/></text:span><text:span text:style-name="T12">y = </text:span><text:span text:style-name="T18">float</text:span><text:span text:style-name="T12">(</text:span><text:span text:style-name="T18">input</text:span><text:span text:style-name="T12">(</text:span><text:span text:style-name="T21">'y='</text:span><text:span text:style-name="T12">))</text:span><text:span text:style-name="T15">#ввод вещественного y</text:span><text:line-break/><text:span text:style-name="T15"> <text:s text:c="3"/></text:span><text:span text:style-name="T9">if </text:span><text:span text:style-name="T12">s == </text:span><text:span text:style-name="T21">'+'</text:span><text:span text:style-name="T12">: </text:span><text:span text:style-name="T15">#если операция сложения</text:span><text:line-break/><text:span text:style-name="T15"> <text:s text:c="5"/></text:span><text:span text:style-name="T18">print</text:span><text:span text:style-name="T12">(x+y)</text:span><text:line-break/><text:span text:style-name="T12"> <text:s text:c="3"/></text:span><text:span text:style-name="T9">elif </text:span><text:span text:style-name="T12">s == </text:span><text:span text:style-name="T21">'-'</text:span><text:span text:style-name="T12">: </text:span><text:span text:style-name="T15">#если операция вычетания</text:span><text:line-break/><text:span text:style-name="T15"> <text:s text:c="5"/></text:span><text:span text:style-name="T18">print</text:span><text:span text:style-name="T12">(x-y)</text:span><text:line-break/><text:span text:style-name="T12"> <text:s text:c="3"/></text:span><text:span text:style-name="T9">elif </text:span><text:span text:style-name="T12">s == </text:span><text:span text:style-name="T21">'*'</text:span><text:span text:style-name="T12">: </text:span><text:span text:style-name="T15">#если операция умножения</text:span><text:line-break/><text:span text:style-name="T15"> <text:s text:c="5"/></text:span><text:span text:style-name="T18">print</text:span><text:span text:style-name="T12">(x*y)</text:span><text:line-break/><text:span text:style-name="T12"> <text:s text:c="3"/></text:span><text:span text:style-name="T9">elif </text:span><text:span text:style-name="T12">s == </text:span><text:span text:style-name="T21">'/'</text:span><text:span text:style-name="T12">: </text:span><text:span text:style-name="T15">#если операция деления</text:span><text:line-break/><text:span text:style-name="T15"> <text:s text:c="5"/></text:span><text:span text:style-name="T9">if </text:span><text:span text:style-name="T12">y != </text:span><text:span text:style-name="T23">0</text:span><text:span text:style-name="T12">:</text:span><text:line-break/><text:span text:style-name="T12"> <text:s text:c="7"/></text:span><text:span text:style-name="T18">print</text:span><text:span text:style-name="T12">(x/y)</text:span><text:line-break/><text:span text:style-name="T12"> <text:s text:c="5"/></text:span><text:span text:style-name="T9">else</text:span><text:span text:style-name="T12">:</text:span><text:line-break/><text:span text:style-name="T12"> <text:s text:c="7"/></text:span><text:span text:style-name="T18">print</text:span><text:span text:style-name="T12">(</text:span><text:span text:style-name="T21">'Деление на ноль!'</text:span><text:span text:style-name="T12">)</text:span><text:line-break/><text:span text:style-name="T12"> <text:s/></text:span><text:span text:style-name="T9">else</text:span><text:span text:style-name="T12">:</text:span><text:line-break/><text:span text:style-name="T12"> <text:s text:c="3"/></text:span><text:span text:style-name="T18">print</text:span><text:span text:style-name="T12">(</text:span><text:span text:style-name="T21">'Неверный знак операции!'</text:span><text:span text:style-name="T12">)</text:span><text:line-break/><text:span text:style-name="T12"> <text:s text:c="3"/></text:span><text:span text:style-name="T9">break</text:span></text:p>
      <text:p text:style-name="P11"><text:s/></text:p>
      <text:p text:style-name="P5">Протокол программы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1T16:27:19.803266376</dc:date>
    <meta:editing-cycles>2</meta:editing-cycles>
    <meta:editing-duration>PT6M24S</meta:editing-duration>
    <meta:document-statistic meta:table-count="0" meta:image-count="0" meta:object-count="0" meta:page-count="1" meta:paragraph-count="30" meta:word-count="303" meta:character-count="2316" meta:non-whitespace-character-count="1900"/>
    <meta:user-defined meta:name="Поле 1"/>
    <meta:user-defined meta:name="Поле 2"/>
    <meta:user-defined meta:name="Поле 3"/>
    <meta:user-defined meta:name="Поле 4"/>
  </office:meta>
</office:document-meta>
</file>